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0782" officeooo:paragraph-rsid="00020782"/>
    </style:style>
    <style:style style:name="P2" style:family="paragraph" style:parent-style-name="Standard">
      <style:text-properties officeooo:rsid="00020782" officeooo:paragraph-rsid="00050c10"/>
    </style:style>
    <style:style style:name="P3" style:family="paragraph" style:parent-style-name="Standard">
      <style:text-properties fo:font-weight="bold" officeooo:rsid="0004d2f1" officeooo:paragraph-rsid="0004d2f1" style:font-weight-asian="bold" style:font-weight-complex="bold"/>
    </style:style>
    <style:style style:name="P4" style:family="paragraph" style:parent-style-name="Standard">
      <style:text-properties fo:font-weight="bold" officeooo:rsid="0004d2f1" officeooo:paragraph-rsid="00050c10" style:font-weight-asian="bold" style:font-weight-complex="bold"/>
    </style:style>
    <style:style style:name="P5" style:family="paragraph" style:parent-style-name="Standard">
      <style:text-properties fo:font-weight="normal" officeooo:rsid="0004d2f1" officeooo:paragraph-rsid="0004d2f1" style:font-weight-asian="normal" style:font-weight-complex="normal"/>
    </style:style>
    <style:style style:name="P6" style:family="paragraph" style:parent-style-name="Standard">
      <style:text-properties fo:font-weight="normal" officeooo:rsid="00050c10" officeooo:paragraph-rsid="00050c1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50c10" officeooo:paragraph-rsid="00050c10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050c10" officeooo:paragraph-rsid="00050c10"/>
    </style:style>
    <style:style style:name="P9" style:family="paragraph" style:parent-style-name="Standard">
      <style:text-properties style:text-underline-style="solid" style:text-underline-width="auto" style:text-underline-color="font-color" officeooo:rsid="00048f11" officeooo:paragraph-rsid="00050c10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20782" officeooo:paragraph-rsid="00050c10" style:font-weight-asian="normal" style:font-weight-complex="normal"/>
    </style:style>
    <style:style style:name="P11" style:family="paragraph" style:parent-style-name="Standard">
      <style:text-properties officeooo:rsid="0004d2f1" officeooo:paragraph-rsid="0004d2f1"/>
    </style:style>
    <style:style style:name="P12" style:family="paragraph" style:parent-style-name="Standard">
      <style:text-properties officeooo:rsid="0004d2f1" officeooo:paragraph-rsid="00050c10"/>
    </style:style>
    <style:style style:name="P13" style:family="paragraph" style:parent-style-name="Standard">
      <style:text-properties fo:font-style="italic" fo:font-weight="normal" officeooo:rsid="0004d2f1" officeooo:paragraph-rsid="0004d2f1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050c10" officeooo:paragraph-rsid="00050c1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50c10" officeooo:paragraph-rsid="00050c10" style:font-style-asian="normal" style:font-weight-asian="normal" style:font-style-complex="normal" style:font-weight-complex="normal"/>
    </style:style>
    <style:style style:name="P16" style:family="paragraph" style:parent-style-name="Subtitle">
      <style:text-properties fo:font-weight="bold" style:font-weight-asian="bold" style:font-weight-complex="bold"/>
    </style:style>
    <style:style style:name="P17" style:family="paragraph" style:parent-style-name="Standard">
      <style:text-properties officeooo:rsid="00050c10" officeooo:paragraph-rsid="00050c10"/>
    </style:style>
    <style:style style:name="T1" style:family="text">
      <style:text-properties officeooo:rsid="00034b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2f1" style:font-weight-asian="bold" style:font-weight-complex="bold"/>
    </style:style>
    <style:style style:name="T4" style:family="text">
      <style:text-properties officeooo:rsid="0004d2f1"/>
    </style:style>
    <style:style style:name="T5" style:family="text">
      <style:text-properties officeooo:rsid="00050c10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bile <text:span text:style-name="T1">i</text:span>Warehouse</text:p>
      <text:p text:style-name="P16">Elementos</text:p>
      <text:p text:style-name="P2">/app/Resources/views/baseMobile.html.twig </text:p>
      <text:p text:style-name="P2">/web/css/Mobile/main.css </text:p>
      <text:p text:style-name="P2">/web/js/Mobile/main.css </text:p>
      <text:p text:style-name="P2"/>
      <text:p text:style-name="P8">CONTROLADORES</text:p>
      <text:p text:style-name="P10">/src/CB/WarehouseBundle/Controller/MobileContainerControler.php </text:p>
      <text:p text:style-name="P10">/src/CB/WarehouseBundle/Controller/Mobile<text:span text:style-name="T5">Stock</text:span>Controler.php </text:p>
      <text:p text:style-name="P10"/>
      <text:p text:style-name="P9">VIEWS</text:p>
      <text:p text:style-name="P2">/src/CB/WarehouseBundle/Resources/views/Mobile/Container/ </text:p>
      <text:p text:style-name="P2">::container.html.twig </text:p>
      <text:p text:style-name="P10">::index.html.twig</text:p>
      <text:p text:style-name="P10"/>
      <text:p text:style-name="P2">/src/CB/WarehouseBundle/Resources/views/Mobile/<text:span text:style-name="T5">Stock</text:span>/ </text:p>
      <text:p text:style-name="P2">::<text:span text:style-name="T5">edit</text:span>.html.twig </text:p>
      <text:p text:style-name="P2"/>
      <text:p text:style-name="P16">Rutas</text:p>
      <text:p text:style-name="P1"><text:span text:style-name="T2">/</text:span><text:span text:style-name="T3">mobile/container</text:span><text:span text:style-name="T4"><text:tab/></text:span></text:p>
      <text:p text:style-name="P11">Pantalla con un textbox superior donde buscar por containerCode y listado de contenedores.</text:p>
      <text:p text:style-name="P8">Acciones</text:p>
      <text:p text:style-name="P12">Al introducir un containerCode, pasamos a la siguiente página: <text:span text:style-name="T6">/mobile/container/{container_no}</text:span></text:p>
      <text:p text:style-name="P11"/>
      <text:p text:style-name="P3">/mobile/container/{container_no}</text:p>
      <text:p text:style-name="P5">Aquí vemos los detalles del contenedor (código, ubicación y tipo de contenedor). Los podemos modificar, y grabar los cambios mediante el botón “Update” o bien eliminar el contenedor con el botón “Delete”.</text:p>
      <text:p text:style-name="P7">Acciones</text:p>
      <text:p text:style-name="P6">· El botón “Update” nos redirige a <text:s/>mobile/container/{containerCode}/updated (Utilizado para mostrar el msg de “contenedor actualizado”.</text:p>
      <text:p text:style-name="P6">· El botón “Delete” nos redirige a mobile/container.</text:p>
      <text:p text:style-name="P5"/>
      <text:p text:style-name="P5">Además, tenemos un segundo apartado con la información del stock donde, ademas de poder añadir nuevo stock (botón Add Stock), veremos:</text:p>
      <text:p text:style-name="P13">Producto [Cantidad] – Botón Update – Botón Delete</text:p>
      <text:p text:style-name="P14">Acciones</text:p>
      <text:p text:style-name="P15">· El botón “Add stock” nos lleva a la página: <text:span text:style-name="T4">/mobile/stock/{container_id}</text:span></text:p>
      <text:p text:style-name="P15">· El botón “Update” nos lleva a la página: <text:span text:style-name="T4">/mobile/stock/{container_id}/</text:span>{stock_id}</text:p>
      <text:p text:style-name="P15">· El botón “Delete” elimina el stock y nos lleva a: mobile/container/{containerNo}/stockDeleted (utilizado para mostrar el msg “Stock eliminado”)</text:p>
      <text:p text:style-name="P5"/>
      <text:p text:style-name="P3">/mobile/stock/{container_id}</text:p>
      <text:p text:style-name="P6">Pantalla para añadir nuevo stock. Cuenta con un botón para volver a los detalles del contenedor, y otro para confirmar el stock. </text:p>
      <text:p text:style-name="P6">El botón de confirmar, nos redirige a mobile/container/{containerCode}/stockCreated. (Utilizado para mostrar el msg de “stock creado correctamente”.</text:p>
      <text:p text:style-name="P3"><text:soft-page-break/></text:p>
      <text:p text:style-name="P4">/mobile/stock/{container_id}/<text:span text:style-name="T5">{stock_id}</text:span></text:p>
      <text:p text:style-name="P6">Pantalla de edición de stock. Cuenta con un botón para volver a los detalles del contenedor, y otro para confirmar las modificaciones. </text:p>
      <text:p text:style-name="P17"><text:span text:style-name="T6">El botón de confirmar, nos redirige a mobile/container/{containerCode}/stockUpdated. (Utilizado para mostrar el msg de “stock creado correctamente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0:11:11.873739623</meta:creation-date>
    <dc:date>2014-11-07T10:38:42.776118607</dc:date>
    <meta:editing-duration>PT6H47M16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2" meta:paragraph-count="36" meta:word-count="247" meta:character-count="2194" meta:non-whitespace-character-count="1968"/>
  </office:meta>
</office:document-meta>
</file>